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629b" officeooo:paragraph-rsid="000f629b"/>
    </style:style>
    <style:style style:name="P2" style:family="paragraph" style:parent-style-name="Standard">
      <style:text-properties officeooo:rsid="000f629b" officeooo:paragraph-rsid="001eea6f"/>
    </style:style>
    <style:style style:name="P3" style:family="paragraph" style:parent-style-name="Standard">
      <style:text-properties officeooo:rsid="00157721" officeooo:paragraph-rsid="00157721"/>
    </style:style>
    <style:style style:name="P4" style:family="paragraph" style:parent-style-name="Standard">
      <style:text-properties officeooo:rsid="00157721" officeooo:paragraph-rsid="001eea6f"/>
    </style:style>
    <style:style style:name="P5" style:family="paragraph" style:parent-style-name="Standard">
      <style:text-properties officeooo:rsid="001897ed" officeooo:paragraph-rsid="001897ed"/>
    </style:style>
    <style:style style:name="P6" style:family="paragraph" style:parent-style-name="Standard">
      <style:text-properties officeooo:rsid="001897ed" officeooo:paragraph-rsid="00201863"/>
    </style:style>
    <style:style style:name="P7" style:family="paragraph" style:parent-style-name="Standard">
      <style:text-properties officeooo:rsid="001989aa" officeooo:paragraph-rsid="001989aa"/>
    </style:style>
    <style:style style:name="P8" style:family="paragraph" style:parent-style-name="Standard">
      <style:text-properties officeooo:rsid="001989aa" officeooo:paragraph-rsid="00201863"/>
    </style:style>
    <style:style style:name="P9" style:family="paragraph" style:parent-style-name="Standard">
      <style:text-properties officeooo:rsid="001b10ba" officeooo:paragraph-rsid="001b10ba"/>
    </style:style>
    <style:style style:name="P10" style:family="paragraph" style:parent-style-name="Standard">
      <style:text-properties officeooo:rsid="001c2572" officeooo:paragraph-rsid="001c2572"/>
    </style:style>
    <style:style style:name="P11" style:family="paragraph" style:parent-style-name="Standard">
      <style:text-properties officeooo:rsid="001c2572" officeooo:paragraph-rsid="00217b2a"/>
    </style:style>
    <style:style style:name="P12" style:family="paragraph" style:parent-style-name="Standard">
      <style:text-properties officeooo:rsid="001dbce7" officeooo:paragraph-rsid="001dbce7"/>
    </style:style>
    <style:style style:name="P13" style:family="paragraph" style:parent-style-name="Standard">
      <style:text-properties officeooo:rsid="001dbce7" officeooo:paragraph-rsid="00217b2a"/>
    </style:style>
    <style:style style:name="P14" style:family="paragraph" style:parent-style-name="Standard">
      <style:text-properties officeooo:rsid="001dbce7" officeooo:paragraph-rsid="00233d30"/>
    </style:style>
    <style:style style:name="P15" style:family="paragraph" style:parent-style-name="Standard">
      <style:text-properties officeooo:rsid="001eea6f" officeooo:paragraph-rsid="001eea6f"/>
    </style:style>
    <style:style style:name="P16" style:family="paragraph" style:parent-style-name="Standard">
      <style:text-properties officeooo:rsid="00233d30" officeooo:paragraph-rsid="00233d30"/>
    </style:style>
    <style:style style:name="P17" style:family="paragraph" style:parent-style-name="Standard">
      <style:text-properties officeooo:rsid="000f629b" officeooo:paragraph-rsid="000f629b" fo:background-color="transparent"/>
    </style:style>
    <style:style style:name="P18" style:family="paragraph" style:parent-style-name="Standard">
      <style:text-properties officeooo:rsid="000f629b" officeooo:paragraph-rsid="00233d30" fo:background-color="transparent"/>
    </style:style>
    <style:style style:name="P19" style:family="paragraph" style:parent-style-name="Standard">
      <style:text-properties officeooo:rsid="000fb562" officeooo:paragraph-rsid="000fb562" fo:background-color="transparent"/>
    </style:style>
    <style:style style:name="P20" style:family="paragraph" style:parent-style-name="Standard">
      <style:text-properties officeooo:rsid="000fb562" officeooo:paragraph-rsid="0024bc4f" fo:background-color="transparent"/>
    </style:style>
    <style:style style:name="P21" style:family="paragraph" style:parent-style-name="Standard">
      <style:text-properties officeooo:rsid="001121da" officeooo:paragraph-rsid="001121da" fo:background-color="transparent"/>
    </style:style>
    <style:style style:name="P22" style:family="paragraph" style:parent-style-name="Standard">
      <style:text-properties officeooo:rsid="001122b0" officeooo:paragraph-rsid="001122b0" fo:background-color="transparent"/>
    </style:style>
    <style:style style:name="P23" style:family="paragraph" style:parent-style-name="Standard">
      <style:text-properties officeooo:rsid="001122b0" officeooo:paragraph-rsid="0014eda9" fo:background-color="transparent"/>
    </style:style>
    <style:style style:name="P24" style:family="paragraph" style:parent-style-name="Standard">
      <style:text-properties officeooo:rsid="00116554" officeooo:paragraph-rsid="00116554" fo:background-color="transparent"/>
    </style:style>
    <style:style style:name="P25" style:family="paragraph" style:parent-style-name="Standard">
      <style:text-properties officeooo:rsid="00130bf6" officeooo:paragraph-rsid="00130bf6" fo:background-color="transparent"/>
    </style:style>
    <style:style style:name="P26" style:family="paragraph" style:parent-style-name="Standard">
      <style:text-properties officeooo:rsid="0014eda9" officeooo:paragraph-rsid="0014eda9" fo:background-color="transparent"/>
    </style:style>
    <style:style style:name="P27" style:family="paragraph" style:parent-style-name="Standard">
      <style:text-properties officeooo:paragraph-rsid="0026e310"/>
    </style:style>
    <style:style style:name="P28" style:family="paragraph" style:parent-style-name="Standard">
      <style:text-properties officeooo:rsid="001897ed" officeooo:paragraph-rsid="001897ed"/>
    </style:style>
    <style:style style:name="P29" style:family="paragraph" style:parent-style-name="Standard">
      <style:text-properties officeooo:rsid="001b10ba" officeooo:paragraph-rsid="001b10ba" fo:background-color="transparent"/>
    </style:style>
    <style:style style:name="T1" style:family="text">
      <style:text-properties officeooo:rsid="000fb562"/>
    </style:style>
    <style:style style:name="T2" style:family="text">
      <style:text-properties officeooo:rsid="001122b0"/>
    </style:style>
    <style:style style:name="T3" style:family="text">
      <style:text-properties officeooo:rsid="00116554"/>
    </style:style>
    <style:style style:name="T4" style:family="text">
      <style:text-properties officeooo:rsid="00130bf6"/>
    </style:style>
    <style:style style:name="T5" style:family="text">
      <style:text-properties officeooo:rsid="0014eda9"/>
    </style:style>
    <style:style style:name="T6" style:family="text">
      <style:text-properties officeooo:rsid="001897ed"/>
    </style:style>
    <style:style style:name="T7" style:family="text">
      <style:text-properties officeooo:rsid="001989aa"/>
    </style:style>
    <style:style style:name="T8" style:family="text">
      <style:text-properties officeooo:rsid="001b10ba"/>
    </style:style>
    <style:style style:name="T9" style:family="text">
      <style:text-properties officeooo:rsid="001c2572"/>
    </style:style>
    <style:style style:name="T10" style:family="text">
      <style:text-properties officeooo:rsid="001eea6f"/>
    </style:style>
    <style:style style:name="T11" style:family="text">
      <style:text-properties fo:font-weight="bold" style:font-weight-asian="bold" style:font-weight-complex="bold"/>
    </style:style>
    <style:style style:name="T12" style:family="text">
      <style:text-properties fo:font-weight="bold" officeooo:rsid="001eea6f" style:font-weight-asian="bold" style:font-weight-complex="bold"/>
    </style:style>
    <style:style style:name="T13" style:family="text">
      <style:text-properties fo:font-weight="bold" officeooo:rsid="00201863" style:font-weight-asian="bold" style:font-weight-complex="bold"/>
    </style:style>
    <style:style style:name="T14" style:family="text">
      <style:text-properties fo:font-weight="bold" officeooo:rsid="00217b2a" style:font-weight-asian="bold" style:font-weight-complex="bold"/>
    </style:style>
    <style:style style:name="T15" style:family="text">
      <style:text-properties fo:font-weight="bold" officeooo:rsid="00233d30" style:font-weight-asian="bold" style:font-weight-complex="bold"/>
    </style:style>
    <style:style style:name="T16" style:family="text">
      <style:text-properties fo:font-weight="bold" officeooo:rsid="0024bc4f" style:font-weight-asian="bold" style:font-weight-complex="bold"/>
    </style:style>
    <style:style style:name="T17" style:family="text">
      <style:text-properties fo:font-weight="bold" officeooo:rsid="0025484d" style:font-weight-asian="bold" style:font-weight-complex="bold"/>
    </style:style>
    <style:style style:name="T18" style:family="text">
      <style:text-properties fo:font-weight="bold" officeooo:rsid="0026e310" style:font-weight-asian="bold" style:font-weight-complex="bold"/>
    </style:style>
    <style:style style:name="T19" style:family="text">
      <style:text-properties officeooo:rsid="00201863"/>
    </style:style>
    <style:style style:name="T20" style:family="text">
      <style:text-properties fo:background-color="#ffff00" loext:char-shading-value="0"/>
    </style:style>
    <style:style style:name="T21" style:family="text">
      <style:text-properties officeooo:rsid="00201863" fo:background-color="#ffff00" loext:char-shading-value="0"/>
    </style:style>
    <style:style style:name="T22" style:family="text">
      <style:text-properties officeooo:rsid="00217b2a" fo:background-color="#ffff00" loext:char-shading-value="0"/>
    </style:style>
    <style:style style:name="T23" style:family="text">
      <style:text-properties officeooo:rsid="001c2572" fo:background-color="#ffff00" loext:char-shading-value="0"/>
    </style:style>
    <style:style style:name="T24" style:family="text">
      <style:text-properties fo:background-color="#ffff00" loext:char-shading-value="0"/>
    </style:style>
    <style:style style:name="T25" style:family="text">
      <style:text-properties officeooo:rsid="0026e310" fo:background-color="#ffff00" loext:char-shading-value="0"/>
    </style:style>
    <style:style style:name="T26" style:family="text">
      <style:text-properties officeooo:rsid="00217b2a"/>
    </style:style>
    <style:style style:name="T27" style:family="text">
      <style:text-properties officeooo:rsid="00233d30"/>
    </style:style>
    <style:style style:name="T28" style:family="text">
      <style:text-properties fo:font-style="italic" style:font-style-asian="italic" style:font-style-complex="italic"/>
    </style:style>
    <style:style style:name="T29" style:family="text">
      <style:text-properties fo:font-style="italic" officeooo:rsid="000fb562"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024bc4f"/>
    </style:style>
    <style:style style:name="T32" style:family="text">
      <style:text-properties officeooo:rsid="0025484d"/>
    </style:style>
    <style:style style:name="T33" style:family="text">
      <style:text-properties fo:background-color="transparent" loext:char-shading-value="0"/>
    </style:style>
    <style:style style:name="T34" style:family="text">
      <style:text-properties fo:background-color="transparent" loext:char-shading-value="0"/>
    </style:style>
    <style:style style:name="T35" style:family="text">
      <style:text-properties officeooo:rsid="0026e310" fo:background-color="transparent" loext:char-shading-value="0"/>
    </style:style>
    <style:style style:name="T36" style:family="text">
      <style:text-properties officeooo:rsid="0026e310" fo:background-color="transparent" loext:char-shading-value="0"/>
    </style:style>
    <style:style style:name="T37" style:family="text">
      <style:text-properties officeooo:rsid="001c2572" fo:background-color="transparent" loext:char-shading-value="0"/>
    </style:style>
    <style:style style:name="T38" style:family="text">
      <style:text-properties officeooo:rsid="001c2572" fo:background-color="transparent" loext:char-shading-value="0"/>
    </style:style>
    <style:style style:name="T39" style:family="text">
      <style:text-properties officeooo:rsid="0026e3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Perro Triste:</text:span><text:span text:style-name="T10"> </text:span>Vamos empezar a grabar.</text:p>
      <text:p text:style-name="P1"><text:span text:style-name="T12">Mope:</text:span><text:span text:style-name="T10"> </text:span>¿A ti te entrevistan de esta manera?</text:p>
      <text:p text:style-name="P1"><text:span text:style-name="T12">Juan: </text:span>No los vi, pero vinieron después y estuvo a toda madre.</text:p>
      <text:p text:style-name="P1"><text:span text:style-name="T12">M:</text:span>¿La que fue la masiva?</text:p>
      <text:p text:style-name="P1"><text:span text:style-name="T12">PT: </text:span>No sé, pero…</text:p>
      <text:p text:style-name="P1">¿Dónde fue? A ver.</text:p>
      <text:p text:style-name="P1"><text:span text:style-name="T12">J:</text:span><text:span text:style-name="T10"> </text:span>Ha de haber sido de la primeras, Manzanillo o Colima. Yo solo sé una historia que el Chacal no los dejó dormir a esos güeyes.</text:p>
      <text:p text:style-name="P1"><text:span text:style-name="T12">PT:</text:span><text:span text:style-name="T10"> </text:span>Yo recuerdo que esa vez me dijeron que el Punki vomitó a los de La Plebe.</text:p>
      <text:p text:style-name="P1"><text:span text:style-name="T12">M:</text:span><text:span text:style-name="T10"> </text:span>Esa vez Lal<text:span text:style-name="T10"> güero de La plebe l</text:span>e estaba cacheteando, bien pendejo we. Estaba vendiendo discos según yo, a diez varos. No me siento que estoy hablando naturalmente.</text:p>
      <text:p text:style-name="P15"><text:span text:style-name="T11">M:</text:span> Esa fue ahí por la V. Carranza</text:p>
      <text:p text:style-name="P1"><text:span text:style-name="T12">J:</text:span><text:span text:style-name="T10"> </text:span>El Mal Sekreto, son uno cholazos de Guanatos, bueno de Zapopan. Yo todvía no vivía <text:span text:style-name="T10">aquí.</text:span></text:p>
      <text:p text:style-name="P1"><text:span text:style-name="T12">M:</text:span><text:span text:style-name="T10"> Abril, participa en esta dinámica. </text:span></text:p>
      <text:p text:style-name="P1"><text:span text:style-name="T12">PT:</text:span><text:span text:style-name="T10"> Si recueras algo de algna de estas tocadaas dilo. </text:span></text:p>
      <text:p text:style-name="P15"><text:span text:style-name="T11">M: </text:span>¿Qué recuerdas?</text:p>
      <text:p text:style-name="P2"><text:span text:style-name="T12">A:</text:span><text:span text:style-name="T10"> Pues obviamente Toxico, una de las mayores bandas representativas del punk en el estado, la verdad, porque ellos casi fueron los que empezaron todo; casi, para que no se crean mucho. Y Carlton Banks está bien chido, bien cabrón, son de Durango y los vimos hace poquito en el … Fest. Seguían tocando las mismas canciones, chidísimas. La de… ¿cómo se llama la canción de la amistad? … Himno, un himno; y pues los flayers estaban bien bonitos. ¡Ah!, ese Burn the scene para mi cambió un chingo de cosas; no es por ser acá pero esta ha sido un de las tocadas más chidas a las que he ido. Fue de las primeras</text:span></text:p>
      <text:p text:style-name="P15"><text:span text:style-name="T11">J:</text:span> Yo todavía no vivía acá.</text:p>
      <text:p text:style-name="P3"><text:span text:style-name="T12">M:</text:span><text:span text:style-name="T10"> </text:span>Ahí toqué yo</text:p>
      <text:p text:style-name="P3"><text:span text:style-name="T12">A:</text:span><text:span text:style-name="T10"> </text:span>Ahí está Ave.</text:p>
      <text:p text:style-name="P3"><text:span text:style-name="T12">PT:</text:span><text:span text:style-name="T10"> </text:span>Tocamos los dos. </text:p>
      <text:p text:style-name="P15">INAUDBLE.</text:p>
      <text:p text:style-name="P3"><text:span text:style-name="T12">A: </text:span>Maladie y Satie, <text:span text:style-name="T10">no manches. </text:span>Charles Barkley que después si hizo Apocalipsis y Nazareno. <text:span text:style-name="T10">K, también, puras bandas super chidas. </text:span>Human que era Boca Negra.</text:p>
      <text:p text:style-name="P3"><text:span text:style-name="T12">M:</text:span><text:span text:style-name="T10"> </text:span>Sí, esa vez toqué chido; fue la única vez que toqué chido en mi vida (Risas).</text:p>
      <text:p text:style-name="P3"><text:span text:style-name="T12">A:</text:span><text:span text:style-name="T10"> </text:span>En esta toca Garrick bien chido (…) porque la neta como tú, en Creerse Humano y Garrick eran las únicas bandas donde había chavas y eso, así, era super chido.</text:p>
      <text:p text:style-name="P3"><text:span text:style-name="T12">M:</text:span><text:span text:style-name="T10"> </text:span>¿Dónde fue?</text:p>
      <text:p text:style-name="P3"><text:span text:style-name="T12">A:</text:span><text:span text:style-name="T10"> </text:span>Esta no fui, fue en el 2013, que venía Ficciones. Ficciones es una banda de los mismo<text:span text:style-name="T10">S</text:span> de Maladie y Satie; <text:span text:style-name="T10">también estaba bien chidísimo.</text:span></text:p>
      <text:p text:style-name="P3"><text:span text:style-name="T12">J:</text:span><text:span text:style-name="T10"> </text:span>¿Cómo dijo Yimi del Gordest, que era pura música maligna?</text:p>
      <text:p text:style-name="P3"><text:span text:style-name="T12">A: </text:span>Esta fue en Manzanillo y a esa no fui.</text:p>
      <text:p text:style-name="P3"><text:span text:style-name="T12">J:</text:span><text:span text:style-name="T10"> </text:span>Yo tampoco pero ya vivía aquí. <text:span text:style-name="T10">Esa tampoco fui.</text:span></text:p>
      <text:p text:style-name="P3"><text:span text:style-name="T12">A:</text:span><text:span text:style-name="T10"> </text:span>Salted City tampoco fui.</text:p>
      <text:p text:style-name="P4"><text:span text:style-name="T12">PT:</text:span><text:span text:style-name="T10"> </text:span>Nadie fue, ¿tú fuiste? </text:p>
      <text:p text:style-name="P4"><text:span text:style-name="T12">A:</text:span><text:span text:style-name="T10"> </text:span>No fue casi nadie.</text:p>
      <text:p text:style-name="P3"><text:span text:style-name="T12">M:</text:span><text:span text:style-name="T10"> </text:span>¿Dónde fue, en Manzanillo también?</text:p>
      <text:p text:style-name="P3"><text:span text:style-name="T12">J: </text:span>Hubo un tiempo de un buen tocadas bien perras en Manzannilo y casi nadie fue.</text:p>
      <text:p text:style-name="P3"><text:span text:style-name="T12">PT:</text:span><text:span text:style-name="T10"> </text:span>Sí, fue como una rachita, <text:span text:style-name="T10">¿no?</text:span></text:p>
      <text:p text:style-name="P3"><text:span text:style-name="T12">J:</text:span><text:span text:style-name="T10"> De</text:span> hecho creo que de las últimas fue Punch</text:p>
      <text:p text:style-name="P3"><text:span text:style-name="T12">M:</text:span><text:span text:style-name="T10"> </text:span>Ojalá salga alguna que me fui hasta Manzanillo en bici. </text:p>
      <text:p text:style-name="P3"><text:span text:style-name="T12">A:</text:span><text:span text:style-name="T10"> </text:span>Glass Clásico y Mexican Chacaaloza, a esa no fui.</text:p>
      <text:p text:style-name="P3"><text:span text:style-name="T12">M:</text:span><text:span text:style-name="T10"> </text:span>Ese está muy actual.</text:p>
      <text:p text:style-name="P3"><text:soft-page-break/><text:span text:style-name="T12">PT:</text:span><text:span text:style-name="T10"> </text:span>No sé si había quedado en la selección, <text:span text:style-name="T10">pero… [Inaudible].</text:span></text:p>
      <text:p text:style-name="P3"><text:span text:style-name="T12">J:</text:span><text:span text:style-name="T10"> </text:span>Zelia Punk, <text:span text:style-name="T10">donde estaba el Fredy y Jóse. </text:span></text:p>
      <text:p text:style-name="P3"><text:span text:style-name="T13">A:</text:span><text:span text:style-name="T19"> </text:span>La plebe, muy bonita esa tocada. Aquí empe<text:span text:style-name="T6">zaba </text:span><text:s/>hacer los flayers <text:span text:style-name="T6">y puedes notar que estaban bien feos.</text:span></text:p>
      <text:p text:style-name="P5"><text:span text:style-name="T13">PT:</text:span><text:span text:style-name="T19"> </text:span>¿Ese tú lo hiciste?</text:p>
      <text:p text:style-name="P5"><text:span text:style-name="T13">A:</text:span><text:span text:style-name="T19"> </text:span>Ese lo hizo Meño y yo hice el diseño y pues aquí se nota muy cabrón que está bien feo.</text:p>
      <text:p text:style-name="P5"><text:span text:style-name="T13">J:</text:span><text:span text:style-name="T19"> </text:span>Esa tocada estuvo bien perra, creo que es de las que más tengo grabadas. </text:p>
      <text:p text:style-name="P5"><text:span text:style-name="T13">PT:</text:span><text:span text:style-name="T19"> </text:span>Creo que no te había tocado explicación pero esto es para una recopilación que hizo Carlos.</text:p>
      <text:p text:style-name="P5"><text:span text:style-name="T13">J:</text:span><text:span text:style-name="T19"> </text:span>Ahí nos dimos cuenta que los de La plebe eran personas bien chidas. </text:p>
      <text:p text:style-name="P6"><text:span text:style-name="T13">M:</text:span><text:span text:style-name="T19"> </text:span>Ahí me vio el güero que lo <text:span text:style-name="T34">cachet</text:span><text:span text:style-name="T36">eé</text:span> y me quería saludar pero a mi me dió vergüenza y no lo saludé.</text:p>
      <text:p text:style-name="P6"><text:span text:style-name="T13">J:</text:span><text:span text:style-name="T19"> </text:span>Se acordaban de ese pedo.</text:p>
      <text:p text:style-name="P5"><text:span text:style-name="T13">M:</text:span><text:span text:style-name="T19"> </text:span>S<text:span text:style-name="T19">e</text:span> acordaban de todo, el vato se acordó de mi. <text:span text:style-name="T19">M</text:span>e quería saludar, <text:span text:style-name="T19">pero </text:span>yo con es<text:span text:style-name="T34">e güey q</text:span>uedé bien mal <text:span text:style-name="T19">y no lo quize saludar.</text:span></text:p>
      <text:p text:style-name="P5"><text:span text:style-name="T13">J:</text:span><text:span text:style-name="T19"> </text:span>Eran a toda madre esos güeyes.</text:p>
      <text:p text:style-name="P5"><text:span text:style-name="T13">A:</text:span><text:span text:style-name="T19"> </text:span>Skarp ,muy buena. </text:p>
      <text:p text:style-name="P5"><text:span text:style-name="T13">M:</text:span><text:span text:style-name="T19"> </text:span>En esta yo en esta me fui en bici a Manzanillo y llegué bien cansado. Me fui en short normal y siento que casi me desgarraba el ano, pero ya <text:span text:style-name="T19">que</text:span> llegué allá no había sangre.</text:p>
      <text:p text:style-name="P5"><text:span text:style-name="T13">A:</text:span><text:span text:style-name="T19"> </text:span>En esa tocada <text:span text:style-name="T19">YO </text:span>me enojé bien cabrón porque mi novio le estaba tirando el pedo a la morra y eso pónganlo en mayúsculas. </text:p>
      <text:p text:style-name="P5"><text:span text:style-name="T13">M:</text:span><text:span text:style-name="T19"> </text:span>De las últimas fotos que sale Grima con Pao y <text:span text:style-name="T19">yo </text:span>en medio, de chaperón.</text:p>
      <text:p text:style-name="P5"><text:span text:style-name="T13">PT:</text:span><text:span text:style-name="T19"> </text:span>O de mosca.</text:p>
      <text:p text:style-name="P5"><text:span text:style-name="T13">M:</text:span><text:span text:style-name="T19"> </text:span>No, porque me aman. Siempre, todos. </text:p>
      <text:p text:style-name="P5"><text:span text:style-name="T13">A:</text:span><text:span text:style-name="T19"> </text:span>A esa no fui.</text:p>
      <text:p text:style-name="P5"><text:span text:style-name="T13">J:</text:span><text:span text:style-name="T19"> </text:span>Yo tampoco.</text:p>
      <text:p text:style-name="P5"><text:span text:style-name="T13">A:</text:span><text:span text:style-name="T19"> </text:span>Esa fue en Manzanillo.</text:p>
      <text:p text:style-name="P5"><text:span text:style-name="T13">J:</text:span><text:span text:style-name="T19"> </text:span>Muy buenas bandas; Akuma ojalá siguiera toca<text:span text:style-name="T7">n</text:span>do.</text:p>
      <text:p text:style-name="P7"><text:span text:style-name="T13">M:</text:span><text:span text:style-name="T19"> </text:span>¿Seguro que es en Manzanillo? Akuma yo los vi en Colima <text:span text:style-name="T19">(NAUDIBLE). Cuando la escena empezó a decaer.</text:span></text:p>
      <text:p text:style-name="P7">El aniversario de En Esta Esquina.</text:p>
      <text:p text:style-name="P7"><text:span text:style-name="T13">J:</text:span><text:span text:style-name="T19"> </text:span>Nuestros amigos de Insolencia; el Diego Ruido. <text:span text:style-name="T19">Los buenos amigos.</text:span></text:p>
      <text:p text:style-name="P7"><text:span text:style-name="T13">M:</text:span><text:span text:style-name="T19"> </text:span>Tu Fruta Madre, ¿quienes eran esos güeyes?</text:p>
      <text:p text:style-name="P7"><text:span text:style-name="T13">J:</text:span><text:span text:style-name="T19"> </text:span>Te brincaste una.</text:p>
      <text:p text:style-name="P7"><text:span text:style-name="T13">A:</text:span><text:span text:style-name="T19"> </text:span>El que se brincó no se hizo, se canceló.</text:p>
      <text:p text:style-name="P7"><text:span text:style-name="T13">J:</text:span><text:span text:style-name="T19"> </text:span>No importa.</text:p>
      <text:p text:style-name="P7"><text:span text:style-name="T13">PT:</text:span><text:span text:style-name="T19"> </text:span>¿Me brinqué uno?</text:p>
      <text:p text:style-name="P7"><text:span text:style-name="T13">A:</text:span><text:span text:style-name="T19"> </text:span>Sí, e<text:span text:style-name="T19">l</text:span> de KLH, pero se canceló.</text:p>
      <text:p text:style-name="P8"><text:span text:style-name="T13">J:</text:span><text:span text:style-name="T19"> </text:span>Las dos veces que iban a venir se canceló.</text:p>
      <text:p text:style-name="P8"><text:span text:style-name="T13">A:</text:span><text:span text:style-name="T19"> </text:span>Esta fue la vez que este muchacho <text:span text:style-name="T19">D</text:span>e short que sale en el flayer chocó la camioneta en Guadalajara y por eso no pudieron venir. </text:p>
      <text:p text:style-name="P7"><text:span text:style-name="T13">PT:</text:span><text:span text:style-name="T19"> </text:span>Accidente; todo el mundo amó Accidente.</text:p>
      <text:p text:style-name="P7"><text:span text:style-name="T13">J:</text:span><text:span text:style-name="T19"> </text:span>De las mejores tocadas.</text:p>
      <text:p text:style-name="P7"><text:span text:style-name="T13">A:</text:span><text:span text:style-name="T19"> </text:span>Es que esta fue la tocada más grande como de punk y fue en un lugar muy pequeño, entonces se sentía una vibra muy chida. </text:p>
      <text:p text:style-name="P7"><text:span text:style-name="T13">J: </text:span>Mucho amor, todos <text:span text:style-name="T19">muy </text:span>pegaditos.</text:p>
      <text:p text:style-name="P7"><text:span text:style-name="T13">A:</text:span><text:span text:style-name="T19"> </text:span>Todo mundo bien feliz y todo mundo coreando las canciones.</text:p>
      <text:p text:style-name="P9"><text:span text:style-name="T13">J:</text:span><text:span text:style-name="T19"> </text:span>La neta fue una de las últimas tocadas así bien cabronas. </text:p>
      <text:p text:style-name="P7"><text:span text:style-name="T13">A:</text:span><text:span text:style-name="T19"> </text:span>Esa de Zeta también estuvo muy bonita.</text:p>
      <text:p text:style-name="P7"><text:span text:style-name="T13">J:</text:span><text:span text:style-name="T19"> </text:span>Aunque estábamos todos enfermos ese día.</text:p>
      <text:p text:style-name="P7"><text:span text:style-name="T13">A:</text:span><text:span text:style-name="T19"> </text:span>Estábamos todos enfermos y cansados porque fue en <text:span text:style-name="T8">l</text:span>a semana punk. Esta había sido...</text:p>
      <text:p text:style-name="P7"><text:soft-page-break/><text:span text:style-name="T13">J:</text:span><text:span text:style-name="T19"> </text:span>Loma Prieta.</text:p>
      <text:p text:style-name="P7"><text:span text:style-name="T13">A:</text:span><text:span text:style-name="T19"> </text:span>No, primero fue Picking up the pieces y Taste of time; luego Loma Prieta y luego Zeta.</text:p>
      <text:p text:style-name="P7"><text:span text:style-name="T13">J:</text:span><text:span text:style-name="T19"> P</text:span>ara ese día ya estábamos todos muertos, nadie podía moverse, <text:span text:style-name="T8">pero estuvo padre. </text:span>D<text:span text:style-name="T8">e</text:span> hecho ese virus v<text:span text:style-name="T19">E</text:span>nía desde Accidente.</text:p>
      <text:p text:style-name="P7"><text:span text:style-name="T13">A: </text:span>Ese flayer lo hicimos Meño y yo; Meño hizo la ilustración y yo el diseño. Ese también se canceló.</text:p>
      <text:p text:style-name="P7"><text:span text:style-name="T13">J:</text:span><text:span text:style-name="T19"> Sí. </text:span>E<text:span text:style-name="T8">l</text:span> flayer lo hizo Alerita. </text:p>
      <text:p text:style-name="P9"><text:span text:style-name="T13">A:</text:span><text:span text:style-name="T19"> </text:span>Sí.</text:p>
      <text:p text:style-name="P9"><text:span text:style-name="T13">PT:</text:span><text:span text:style-name="T19"> </text:span>Qué triste.</text:p>
      <text:p text:style-name="P9"><text:span text:style-name="T13">A:</text:span><text:span text:style-name="T19"> </text:span>2013, no manches. </text:p>
      <text:p text:style-name="P9"><text:span text:style-name="T13">PT:</text:span><text:span text:style-name="T19"> </text:span>Ese no es de tocada, pero es un ciclo de cine.</text:p>
      <text:p text:style-name="P9"><text:span text:style-name="T13">A:</text:span><text:span text:style-name="T19"> ¡Ah!</text:span>, estuvo bien padre.</text:p>
      <text:p text:style-name="P9"><text:span text:style-name="T13">PT:</text:span><text:span text:style-name="T19"> </text:span>Sí, estuvo muy bonito.</text:p>
      <text:p text:style-name="P9"><text:span text:style-name="T13">J:</text:span><text:span text:style-name="T19"> </text:span>Los nachos de la puerta están bien buenos, vengan a probarlos. Aquí se junta lo que queda de esas tocadas.</text:p>
      <text:p text:style-name="P9"><text:span text:style-name="T13">A:</text:span><text:span text:style-name="T19"> </text:span>Est<text:span text:style-name="T19">aba</text:span> muy chida la iniciativa de Shanty y Neri de hacer este evento, de hacer el cine y de hacer <text:s/>el fanzine; fue la presentación del fanzine.</text:p>
      <text:p text:style-name="P29"><text:span text:style-name="T13">PT:</text:span><text:span text:style-name="T19"> </text:span>Yo me acuerdo de la última sesión, que hubo así como un chingo de vibra <text:span text:style-name="T19">de «</text:span>sí hay que juntarnos y hay que hacer cosas<text:span text:style-name="T19">»</text:span>, pero no se hizo nada.</text:p>
      <text:p text:style-name="P9"><text:span text:style-name="T13">A:</text:span><text:span text:style-name="T19"> </text:span>Muchas veces no pasa nada.</text:p>
      <text:p text:style-name="P9"><text:span text:style-name="T13">J:</text:span><text:span text:style-name="T19"> </text:span>Es la paga, ¿verdad, Mariel? Por hablar.</text:p>
      <text:p text:style-name="P9"><text:span text:style-name="T13">A:</text:span><text:span text:style-name="T19"> ¡</text:span>Ah!, Stoic violence estuvo bien padre porque ahí toqué yo. Es<text:span text:style-name="T19">A</text:span> fue la segunda vez… bueno, casi la primera, porque la primera no contó y estuvo bien chida. Y primero vimos un documental que justamente pusieron Shanty y <text:span text:style-name="T19">ellas. </text:span>Primero pusieron el documental The <text:span text:style-name="T19">R</text:span>iot <text:span text:style-name="T19">G</text:span>irl y luego ya fue la tocada; estuvo bien padrísimo.</text:p>
      <text:p text:style-name="P9"><text:span text:style-name="T39">[</text:span>Inaudible<text:span text:style-name="T39">]</text:span></text:p>
      <text:p text:style-name="P9"><text:span text:style-name="T13">M:</text:span><text:span text:style-name="T19"> </text:span>Como que no<text:span text:style-name="T19">s</text:span> está valiendo <text:span text:style-name="T39">[</text:span>Inaudible<text:span text:style-name="T39">]</text:span> y yo tengo flayers más antiguos que eso.</text:p>
      <text:p text:style-name="P9"><text:span text:style-name="T13">A:</text:span><text:span text:style-name="T19"> </text:span>Yo también tengo más viejos. Esta estuvo chida porque fue a las tres de la tarde; nosotros tocamos también. Vinieron unas bandas de Querétaro y tocamos a las cuatro y era como un picnic porque todo mundo llevaba comida. ¿Se acuerdan?</text:p>
      <text:p text:style-name="P9"><text:span text:style-name="T13">PT:</text:span><text:span text:style-name="T19"> </text:span>Yo no fui. </text:p>
      <text:p text:style-name="P9"><text:span text:style-name="T13">M:</text:span><text:span text:style-name="T19"> </text:span>Ah, esa estuvo bien padre, nada más que pinche solazo bien culero y fue el debut <text:span text:style-name="T19">[Rosa Gloria] </text:span>Chagoyan.</text:p>
      <text:p text:style-name="P9"><text:span text:style-name="T13">A:</text:span><text:span text:style-name="T19"> </text:span>No, ya habíamos tocado antes. <text:span text:style-name="T19">E</text:span>sa vez a mi me gustó porque era como un picnic, era en la tarde, en un jardín; estuvo bien bonita.</text:p>
      <text:p text:style-name="P9"><text:span text:style-name="T13">PT:</text:span><text:span text:style-name="T19"> </text:span>¿No fue en Casa de la lengua?</text:p>
      <text:p text:style-name="P9"><text:span text:style-name="T13">A:</text:span><text:span text:style-name="T19"> </text:span>Sí, en el jardín de Casa de la lengua. </text:p>
      <text:p text:style-name="P9"><text:span text:style-name="T13">J:</text:span><text:span text:style-name="T19"> </text:span>Con el solazo. </text:p>
      <text:p text:style-name="P9"><text:span text:style-name="T13">PT:</text:span><text:span text:style-name="T19"> </text:span>Ah, el gordest.</text:p>
      <text:p text:style-name="P9"><text:span text:style-name="T13">J:</text:span><text:span text:style-name="T19"> </text:span>Festivalote.</text:p>
      <text:p text:style-name="P9"><text:span text:style-name="T13">A: </text:span>Pues qué les digo.</text:p>
      <text:p text:style-name="P9"><text:span text:style-name="T13">J:</text:span><text:span text:style-name="T19"> </text:span>De música maligna, dijera Yimi.</text:p>
      <text:p text:style-name="P9"><text:span text:style-name="T13">A:</text:span><text:span text:style-name="T19"> </text:span>Estuvo super cansado, vinieron un chingo de bandas de fuera.</text:p>
      <text:p text:style-name="P9"><text:span text:style-name="T13">J:</text:span><text:span text:style-name="T19"> </text:span>Estuvo super cansado, pero nos organizamos bien chido, ya teníamos todo cubierto. <text:span text:style-name="T26">Así que estuvo bien perra esa madre. </text:span></text:p>
      <text:p text:style-name="P9"><text:span text:style-name="T14">A:</text:span><text:span text:style-name="T26"> </text:span>El flayer lo hicimos Chaba y yo; <text:span text:style-name="T9">Chaba me ayudó.</text:span></text:p>
      <text:p text:style-name="P10"><text:span text:style-name="T14">PT:</text:span><text:span text:style-name="T26"> </text:span>Les quedó super bonito.</text:p>
      <text:p text:style-name="P10"><text:span text:style-name="T14">J:</text:span><text:span text:style-name="T26"> </text:span>Casi fue la última tocada en La artería, ¿no? Ya después de eso valió verga. </text:p>
      <text:p text:style-name="P10"><text:span text:style-name="T14">A:</text:span><text:span text:style-name="T26"> </text:span>Sí, creo que después esa otras dos o tres <text:span text:style-name="T26">y </text:span>ya no se hicieron más. El de Lng Sht; esa fue en la Casa de la lengua. </text:p>
      <text:p text:style-name="P10"><text:soft-page-break/><text:span text:style-name="T14">J:</text:span><text:span text:style-name="T26"> </text:span>Fue cuando lo del Resh.</text:p>
      <text:p text:style-name="P10"><text:span text:style-name="T14">A:</text:span><text:span text:style-name="T26"> </text:span>Le gritaron al Resh, él estaba tocando. <text:span text:style-name="T26">Bueno, n</text:span>o se pusieron de acuerdo y así.</text:p>
      <text:p text:style-name="P27"><text:span text:style-name="T14">PT:</text:span><text:span text:style-name="T26"> Fue la vz que llegó la poli y que ese </text:span><text:span text:style-name="T34">güey</text:span><text:span text:style-name="T9"> todavía los </text:span><text:span text:style-name="T38">a</text:span><text:span text:style-name="T36">j</text:span><text:span text:style-name="T38">eró</text:span><text:span text:style-name="T9">.</text:span></text:p>
      <text:p text:style-name="P10"><text:span text:style-name="T14">A:</text:span><text:span text:style-name="T26"> </text:span>Ese flayer lo hizo Meño y también es un grabado; <text:span text:style-name="T26">¡</text:span>ah!, el de La plabe también es grabado. Grabado grabado, no es digital.</text:p>
      <text:p text:style-name="P10"><text:span text:style-name="T14">J:</text:span><text:span text:style-name="T26"> </text:span>El recuerdo de esta tocada es que todos los que les gustaba Lng Sht muchos terminaron odiándolo.</text:p>
      <text:p text:style-name="P10"><text:span text:style-name="T14">A:</text:span><text:span text:style-name="T26"> </text:span>Sí, casi después de eso… ahí fue cuando se separó. A los punks ya no les gustó Lng Sht y ahora cuando viene va pura gente que no <text:span text:style-name="T26">l</text:span>e gusta otra cosa.</text:p>
      <text:p text:style-name="P10"><text:span text:style-name="T14">A:</text:span><text:span text:style-name="T26"> </text:span>Sí, ese es en Manzanillo. </text:p>
      <text:p text:style-name="P10"><text:span text:style-name="T14">J: </text:span>Nada más ubico a Mora; el nombre está muy bonito.</text:p>
      <text:p text:style-name="P10"><text:span text:style-name="T14">A:</text:span><text:span text:style-name="T26"> ¡</text:span>A<text:span text:style-name="T26">h!</text:span>, <text:span text:style-name="T26">tocaban </text:span>ska. N<text:span text:style-name="T26">o</text:span> hay fianza tocaba ska.</text:p>
      <text:p text:style-name="P10"><text:span text:style-name="T14">PT:</text:span><text:span text:style-name="T26"> </text:span>Ese está super bonito. Este nos encantó.</text:p>
      <text:p text:style-name="P11"><text:span text:style-name="T14">A:</text:span><text:span text:style-name="T26"> </text:span>Iba a venir una banda que se llama Voltar y canceló, entonces invitamos a Clan <text:span text:style-name="T26">[</text:span>Trevi Andrade<text:span text:style-name="T26">]</text:span></text:p>
      <text:p text:style-name="P11"><text:span text:style-name="T14">J</text:span><text:span text:style-name="T11">:</text:span> Fue la primera vz que vino Clan Trevi Andrade<text:span text:style-name="T26">]</text:span>.</text:p>
      <text:p text:style-name="P10"><text:span text:style-name="T14">A:</text:span><text:span text:style-name="T26"> </text:span>Y Cocho le puso eso y terminó creo que mucho más chido el flayer. Allí tocamos nosotros y no estaba planeado y me gustó un buen ese día. Ese día conocí a mi novio…<text:span text:style-name="T26"> a mi</text:span> <text:span text:style-name="T26">e</text:span>xnovio, perdón. </text:p>
      <text:p text:style-name="P10"><text:span text:style-name="T14">A:</text:span><text:span text:style-name="T26"> ¡</text:span>Ah!, esa es una buena anecdota. Fue en la Iglesia satánica y valió porque llegó el Ayuntamiento y nos corrió, entonces todos tuvimos que venirnos al centro. Estábamos super <text:span text:style-name="T26">agüitados </text:span>a buscar un lugar; fuimo<text:span text:style-name="T26">s</text:span> a un chorro de lug<text:span text:style-name="T26">a</text:span>res hasta que lleg<text:span text:style-name="T26">a</text:span>mos al 1800 y estaba tocando Bindu el saxofón. Se enojó un buen al principio pero terminó haciendo una improvisación con Dolores que se escuchó bien chida.</text:p>
      <text:p text:style-name="P10"><text:span text:style-name="T14">M:</text:span><text:span text:style-name="T26"> </text:span>En esa tocada me enojó bien cabrón porque tocaron bien poquito Rapid Lost y era la banda que más me gustaba; y Minority, me caga la verga, tocaban bien culero.</text:p>
      <text:p text:style-name="P12"><text:span text:style-name="T14">A:</text:span><text:span text:style-name="T26"> </text:span>No manches, tocaban bien chido. <text:span text:style-name="T9">Aquí nos cambiamos de nombre según, pero estaba bien chafa.</text:span></text:p>
      <text:p text:style-name="P12"><text:span text:style-name="T14">J:</text:span><text:span text:style-name="T26"> </text:span>Dolores tocó muuy chido ambién.</text:p>
      <text:p text:style-name="P12"><text:span text:style-name="T14">A:</text:span><text:span text:style-name="T26"> </text:span>Solo Garrick tocó, nosotros no alcanzamos a tocar. </text:p>
      <text:p text:style-name="P12"><text:span text:style-name="T14">M:</text:span><text:span text:style-name="T26"> </text:span>Rapid Lost tocó como diez segundo nada más y yo estaba bien enojado.</text:p>
      <text:p text:style-name="P13"><text:span text:style-name="T14">A:</text:span><text:span text:style-name="T26"> </text:span>En esa tocada estábamos tocand<text:span text:style-name="T26">O y </text:span>Chaba nos tomó una foto a ti, a mi y a Tona y luego la pusieron en un flayer.</text:p>
      <text:p text:style-name="P12"><text:span text:style-name="T14">M:</text:span><text:span text:style-name="T26"> </text:span>Rapid Lost <text:span text:style-name="T26">debió haber stado arriba de Minority.</text:span></text:p>
      <text:p text:style-name="P12"><text:span text:style-name="T14">PT:</text:span><text:span text:style-name="T26"> </text:span>Ah, ¿neta? ¿En qué flayer?</text:p>
      <text:p text:style-name="P12"><text:span text:style-name="T14">A:</text:span><text:span text:style-name="T26"> </text:span>En uno del Colectivo Banana <text:span text:style-name="T39">[</text:span>Inaudible<text:span text:style-name="T39">] </text:span>Este lo hizo Chaba; sí, lo hizo Chaba.</text:p>
      <text:p text:style-name="P12"><text:span text:style-name="T14">M:</text:span><text:span text:style-name="T26"> </text:span>Puro hardcore punk positivo.</text:p>
      <text:p text:style-name="P12"><text:span text:style-name="T14">A:</text:span><text:span text:style-name="T26"> </text:span>Ese estuvo muy bonito.</text:p>
      <text:p text:style-name="P12"><text:span text:style-name="T14">J:</text:span><text:span text:style-name="T26"> </text:span>¿Fue cuando regresamos de Tragedy?</text:p>
      <text:p text:style-name="P12"><text:span text:style-name="T14">A:</text:span><text:span text:style-name="T26"> </text:span>No, esa fue la segunda vez.</text:p>
      <text:p text:style-name="P12"><text:span text:style-name="T14">M:</text:span><text:span text:style-name="T26"> </text:span>Ese yo diría que fue bastante ecléptico.</text:p>
      <text:p text:style-name="P12"><text:span text:style-name="T11">A:</text:span> Este flayer lo hizo…</text:p>
      <text:p text:style-name="P12"><text:span text:style-name="T11">M:</text:span> No mames, Colonia con El último andador. ¡Vaya!, qué eclepticidad.</text:p>
      <text:p text:style-name="P12"><text:span text:style-name="T11">A:</text:span> Sí, es que estaba super chido porque ese era el chiste, de hecho, que fueran bandas más políticas.</text:p>
      <text:p text:style-name="P12"><text:span text:style-name="T14">PT:</text:span><text:span text:style-name="T26"> </text:span>¿Ese no fue el de Casa de la lengua, verdad?</text:p>
      <text:p text:style-name="P12"><text:span text:style-name="T14">A:</text:span><text:span text:style-name="T26"> </text:span>No, este fue en el Republic. EL de la Casa de la lengua y fue mucho antes.</text:p>
      <text:p text:style-name="P12"><text:span text:style-name="T11">J:</text:span> El Republic, que duró muy poquito.</text:p>
      <text:p text:style-name="P12"><text:span text:style-name="T14">A:</text:span><text:span text:style-name="T26"> </text:span>Ahí tocamos nosotros también y fue la última vez que tocamos aquí en Colima. </text:p>
      <text:p text:style-name="P16"><text:span text:style-name="T11">PT:</text:span> ¿Quien hizo el flayer.</text:p>
      <text:p text:style-name="P12"><text:span text:style-name="T14">A:</text:span><text:span text:style-name="T26"> </text:span>Este flayer no me acuerdo porque creo que lo hizo…</text:p>
      <text:p text:style-name="P12"><text:span text:style-name="T14">J:</text:span><text:span text:style-name="T26"> ¿</text:span>No lo hizo Cocho?</text:p>
      <text:p text:style-name="P12"><text:span text:style-name="T14">A:</text:span><text:span text:style-name="T26"> </text:span>L<text:span text:style-name="T26">o </text:span>hizo Cocho, sí <text:span text:style-name="T26">(…) </text:span>Ese lo hizo Chaba, esa estuvo bien chida. Esta tocada me gustó un montón porque eran puras chavas; bueno, menos Glass Clásico. Pero Haruka, Malinchista y Especie fallida <text:soft-page-break/>todas tenían chavas.</text:p>
      <text:p text:style-name="P12"><text:span text:style-name="T14">M:</text:span><text:span text:style-name="T26"> </text:span>Ahí tocaba el Gus, en Haruka. </text:p>
      <text:p text:style-name="P13"><text:span text:style-name="T14">A:</text:span><text:span text:style-name="T26"> </text:span>Ellos son de Chulavista. Ese…</text:p>
      <text:p text:style-name="P13"><text:span text:style-name="T14">PT:</text:span><text:span text:style-name="T26"> Flayer de Abril…</text:span></text:p>
      <text:p text:style-name="P13"><text:span text:style-name="T14">A:</text:span><text:span text:style-name="T26"> E</text:span>s mío. En ese yo no estuve aquí, precisamente, pero me dijeron que estuvo padre.</text:p>
      <text:p text:style-name="P12"><text:span text:style-name="T14">PT:</text:span><text:span text:style-name="T26"> </text:span>¿Tú los haces en papel, en físico, y luego lo escaneas?</text:p>
      <text:p text:style-name="P12"><text:span text:style-name="T14">A:</text:span><text:span text:style-name="T26"> </text:span>Le tomo foto. </text:p>
      <text:p text:style-name="P12"><text:span text:style-name="T14">PT:</text:span><text:span text:style-name="T26"> </text:span>¿Tienes el original, entonces? </text:p>
      <text:p text:style-name="P12"><text:span text:style-name="T14">A:</text:span><text:span text:style-name="T26"> </text:span>Sí. El de la Feria lo hizo Alerita; ese estuvo bien padre. </text:p>
      <text:p text:style-name="P12"><text:span text:style-name="T14">PT:</text:span><text:span text:style-name="T26"> </text:span>Sí, esa estuvo buena. Estuvo chido que fueran tres días.</text:p>
      <text:p text:style-name="P12"><text:span text:style-name="T14">A:</text:span><text:span text:style-name="T26"> </text:span>Creo que esta es una de las ferias más chidas porque fueron tres días y vineron muchas chavas de muchos lados; se hizo mucha retroalimentación.</text:p>
      <text:p text:style-name="P12"><text:span text:style-name="T14">PT:</text:span><text:span text:style-name="T26"> </text:span>De la otra Feria</text:p>
      <text:p text:style-name="P12"><text:span text:style-name="T14">A:</text:span><text:span text:style-name="T26"> </text:span>Ese lo hizo Cindy, le quedó <text:span text:style-name="T26">bien </text:span>bonito <text:span text:style-name="T26">también.</text:span> ¿De verdad vas a poner todo lo que hablamos?</text:p>
      <text:p text:style-name="P12"><text:span text:style-name="T14">PT:</text:span><text:span text:style-name="T26"> </text:span>No todo, osea al final no todo va a caber. Ese es el que unas chicas de una página de Facebook lo subieron.</text:p>
      <text:p text:style-name="P12"><text:span text:style-name="T14">A:</text:span><text:span text:style-name="T26"> </text:span>Sí, y le quitaron lo de Feria Cultural Feminista y le pusieron. Pero ya lo había<text:span text:style-name="T26">n</text:span> hecho antes con el flayer que yo hice de la Feria, e igual le cambiaron y le pusieron otra cosa.</text:p>
      <text:p text:style-name="P12"><text:span text:style-name="T14">PT: </text:span>¿Eran las mismas?</text:p>
      <text:p text:style-name="P12"><text:span text:style-name="T15">A:</text:span><text:span text:style-name="T27"> </text:span>No, eran otras personas. Pero este flayer te voy a pasar la última versión porque la hicimos más morenita.</text:p>
      <text:p text:style-name="P12"><text:span text:style-name="T15">PT:</text:span><text:span text:style-name="T27"> </text:span>Eso está chido.</text:p>
      <text:p text:style-name="P12"><text:span text:style-name="T15">A:</text:span><text:span text:style-name="T27"> </text:span>De hecho. </text:p>
      <text:p text:style-name="P12"><text:span text:style-name="T15">PT:</text:span><text:span text:style-name="T27"> </text:span>Este lo encontré por ahí, por Myspace.</text:p>
      <text:p text:style-name="P14"><text:span text:style-name="T15">A:</text:span><text:span text:style-name="T27"> </text:span>Ese creo que yo lo tengo en acá; el antiguo libramiento… ah, por la E<text:span text:style-name="T10">x A</text:span>cademia. <text:span text:style-name="T10">Sí, pues no manches, </text:span>Punka tu madre, <text:span text:style-name="T10">la primera banda. Aquí tocaba Lizt la batería, yo creo que es la primera muchacha que tocaba en un banda. Arma civil… super vieja, estuvo super chida esa tocada. </text:span></text:p>
      <text:p text:style-name="P14"><text:span text:style-name="T15">PT:</text:span><text:span text:style-name="T27"> $15, eso lo dice todo.</text:span></text:p>
      <text:p text:style-name="P14"><text:span text:style-name="T15">A:</text:span><text:span text:style-name="T27"> Sí, esta debe ser como 2006, ¡ajá! Bueno, Arma civil tal vez… <text:s/>2007, máximo 20007, pero no, yo digo que 2006.</text:span></text:p>
      <text:p text:style-name="P15"><text:span text:style-name="T15">PT:</text:span><text:span text:style-name="T27"> </text:span>¿Sabes quien lo hizo?</text:p>
      <text:p text:style-name="P15"><text:span text:style-name="T15">A:</text:span><text:span text:style-name="T27"> </text:span>No, ni idea. A lo mejor Aldo puede saber. Te voy a pasar más flayers.</text:p>
      <text:p text:style-name="P15"/>
      <text:p text:style-name="P12"/>
      <text:p text:style-name="P12"><text:s/></text:p>
      <text:p text:style-name="P12"/>
      <text:p text:style-name="P12"/>
      <text:p text:style-name="P12"/>
      <text:p text:style-name="P1"/>
      <text:p text:style-name="P1"/>
      <text:p text:style-name="P12"/>
      <text:p text:style-name="P1"/>
      <text:p text:style-name="P1"/>
      <text:p text:style-name="P1"/>
      <text:p text:style-name="P1"/>
      <text:p text:style-name="P1"/>
      <text:p text:style-name="P1"/>
      <text:p text:style-name="P1"/>
      <text:p text:style-name="P1"/>
      <text:p text:style-name="P17"><text:soft-page-break/><text:span text:style-name="T15">Yimi:</text:span><text:span text:style-name="T27"> </text:span>Del de La Plebe, el del 2007/08, yo me acuerdo que estaba en la puerta de la entrada cobrando y <text:span text:style-name="T27">l</text:span>legua un viejo que toca en una banda de ska de covers allá en Manzanillo. Le dije <text:span text:style-name="T27">«</text:span>Oye son $50 para poder entrar, para la entrada<text:span text:style-name="T27">»</text:span> y me dió un golpe. M<text:span text:style-name="T27">e</text:span> dijo <text:span text:style-name="T27">«</text:span>yo no pago idiota<text:span text:style-name="T27">»</text:span> y se metió. Y lo más chistoso es que nadie hizo nada, todos se quedaron así como idiotas viéndome, <text:span text:style-name="T27">c</text:span>omo pendejos. Y ya, eso es algo chistoso que me pasó.</text:p>
      <text:p text:style-name="P17"><text:span text:style-name="T15">Perro Triste:</text:span><text:span text:style-name="T27"> </text:span>No recuerdo quien me contó que Punki vomitó a un vato de La Plebe, ¿es neta?</text:p>
      <text:p text:style-name="P18"><text:span text:style-name="T15">Y:</text:span><text:span text:style-name="T27"> </text:span>En esa tocada lo que pasó es que se iban a quedar en la casa de Cacho, en un departamento. Entonces, la neta, el departamente estaba chido, osea estaba bien. Pero llegó el Cacho, el Punki, llegó el Chacal y los despertaron con agua; el Pulpo los vomitó (fue el <text:span text:style-name="T1">Pulpo, no el </text:span>Punki<text:span text:style-name="T1">). Y los güeyes se fueron, se levantaron y dijeron «esto es una mierda, no nos trataron bien» y por eso estaba vetado Colima de La Plebe. <text:s/>A ese no fui, yo no fui. En ese de Arcadhianonstabian me acuerdo que fue de los primeros </text:span><text:span text:style-name="T29">shows</text:span><text:span text:style-name="T1"> que organizamos en realidad, fue de los primeros. Y yo tenía un chingo de expectativas y muchas bandas de ahí no fueron. No fue Nightmare of Dali, Imparcial. Era como la fecha en donde todos eran como emos chafas, entonces cuando tocó <text:s/>Arcadhianonstabian...</text:span></text:p>
      <text:p text:style-name="P19"><text:span text:style-name="T15">PT: </text:span>Éramos, éramos.</text:p>
      <text:p text:style-name="P19"><text:span text:style-name="T15">Y: </text:span>No. Digo, yo siempre fui punki, en realidad.</text:p>
      <text:p text:style-name="P19"><text:span text:style-name="T15">PT: </text:span>Tú también eras emo chafa. </text:p>
      <text:p text:style-name="P20"><text:span text:style-name="T15">Y: </text:span>No, en realidad yo nací punki. Pero me acuerdo que nadie entendió a esas bandas. Nadie entendió a Carlton… Carlton Banks ni siquieras fue, de hecho. Nadie entendió a Zarathustra, nadie entendió an Arcadhianonstabian y fue así como <text:span text:style-name="T31">«</text:span>güey, Arcadhianonstabian es la banda mexicana más cabrona como postrock raro y nadie lo peló<text:span text:style-name="T31">»</text:span>. Entonces eso fue muy triste para mi.</text:p>
      <text:p text:style-name="P19"><text:span text:style-name="T16">PT: </text:span>¿Quien hizo el flayer?</text:p>
      <text:p text:style-name="P19"><text:span text:style-name="T31">Y: </text:span>Ese lo hizo el Hugo, fue cuando nos gustaba hacer flayers con frases. En ese tiempo era como frases y flayers y todo ese rollo. ¿Algo más? Esa estuvo bien cabrona; <text:span text:style-name="T31">en </text:span>esa tocada nadie quería entrar pero había un montón de gente afuera. Entonces el del bar me dijo <text:span text:style-name="T31">h</text:span>az algo y les dije lo que pudieran dar y salió la neta algo d<text:span text:style-name="T31">e</text:span> fer<text:span text:style-name="T31">i</text:span>a con todo y lo que pudieran dar. Ahí conocimos Charles Barkley <text:s/>que son de estos güeyes, era como los nazareno, como la primera vez que fueron a tocar.</text:p>
      <text:p text:style-name="P19"><text:span text:style-name="T16">PT: </text:span>¿Algo qué decir? Está grabando. </text:p>
      <text:p text:style-name="P19"><text:span text:style-name="T16">El güey </text:span><text:span text:style-name="T18">qu</text:span><text:span text:style-name="T16">e habló: </text:span>Qué verga. No, pues estuvo bien chida</text:p>
      <text:p text:style-name="P20"><text:span text:style-name="T16">Y: </text:span>Me acuerdo que ahí también conocimos a los de Tijuana, a Maladie y Satie. Estuvo muy chido, para mi fue así como goau. </text:p>
      <text:p text:style-name="P20"><text:span text:style-name="T16">PT: </text:span>A<text:span text:style-name="T31">h</text:span>í también tocamos.</text:p>
      <text:p text:style-name="P21"><text:span text:style-name="T16">Y: </text:span>Sí, tocó Creerse humano, la banda que tenía con Mariel. Ese flayers me enoj<text:span text:style-name="T31">ó</text:span> un montón con Hugo porque se tardó un chingo en hacer<text:span text:style-name="T31">lo</text:span>. Fui a su casa <text:span text:style-name="T31">asi </text:span>como de <text:span text:style-name="T31">«</text:span>güey, hay que hacer el flayer<text:span text:style-name="T31">»</text:span>. Llegamos y me dijo <text:span text:style-name="T31">«¿</text:span>qué vamos a hace<text:span text:style-name="T31">r?»</text:span>, <text:span text:style-name="T31">b</text:span>ien enojado me dijo <text:span text:style-name="T31">«</text:span>vamos a poner tu cara en un flayer<text:span text:style-name="T31">»</text:span>. La neta no nos fue tan chido en ese <text:span text:style-name="T28">show</text:span> porque fue en un bar nuevo que estaba por el boulevard enfrente de la 5 de Mayo y la neta nadie lo ubicaba. Fue cuando estaba decayendo bien cabrón eso de las tocadas. </text:p>
      <text:p text:style-name="P21"><text:span text:style-name="T16">PT: </text:span>A esa nadie fue, dime que tú sí fuiste.</text:p>
      <text:p text:style-name="P21"><text:span text:style-name="T16">Y:</text:span><text:span text:style-name="T31"> </text:span>Yo sí fui a Salted City, yo lo organicé. Ese de Salted City estuvo bien chido, porque era <text:span text:style-name="T2">una </text:span>banda de la que no esperaba nada y estuvo bien cabrón. En Salted City tocaba un güey de una banda que se llama … que es mi banda super favorita <text:span text:style-name="T2">como </text:span>de punk y entonces fui así de goau, <text:span text:style-name="T31">él </text:span>toca y yo no sabía y estuvo bien chido. Y no sé, nada más, no hay mucho qué decir; la neta no me acuerdo de muchas cos<text:span text:style-name="T2">a</text:span>s de las tocadas viejas. <text:s/><text:span text:style-name="T2">Esa no fui. Esa tampoco fui.. ¡ah!, sí fui.</text:span></text:p>
      <text:p text:style-name="P22"><text:span text:style-name="T16">PT: </text:span>¿Sabes cómo se comportaron los vatos porque… </text:p>
      <text:p text:style-name="P22"><text:span text:style-name="T16">Y: </text:span>No, ni sé. <text:span text:style-name="T31">¡</text:span><text:span text:style-name="T28">Fuck</text:span>! en Skarp estuvo bien vergas porque el baterista tocaba muy cabrón, y llegó un momento en que el güey estaba tocando super rápido, así com blasting grindcore, y empezó a vomitar mientras tocaba. Bien cabrón, porque tenía como pánico, y cuando pasó eso el güey estaba tocando y vomitando al mismo tiempo; estuvo bien chido. Esos güeyes se quedaron cuatro días y la vocalista, la <text:soft-page-break/>neta no quiero decir mucho, pero la vieja estaba muy <text:span text:style-name="T28">crazy</text:span>. Se levantaba en las noches, nos dormíamos todos, y se levantaba en la noches, y caminaba. Entonces era así como de qué pedo, luego me dijeron que la vieja tenía como ansiedad y extrañaba mucho a su hijo y eso le afectaba mucho en la cabeza. Entonces, estaba muy cabrón. Eso es todo. <text:span text:style-name="T31">(…) </text:span>Ah, ese flayer lo hizo Jesús Salazar, que ya no va mucho a las tocadas. Fue del último f<text:span text:style-name="T31">e</text:span>stival que hicimos, del Burn the scene. <text:span text:style-name="T31">¿</text:span>Dónde fue? <text:span text:style-name="T31">¡</text:span>Ah!, fue <text:span text:style-name="T31">E</text:span>l <text:span text:style-name="T31">ba</text:span>recito de enmedio. En esa tocada llovió, llovió muy cabrón, entonces el lugar era como semi-abierto y lo que hicimos es que todo lo metimos en un cuarto <text:span text:style-name="T31">muy </text:span>pequeño y al mismo tiempo la gente como que se acopló y dijo <text:span text:style-name="T31">«</text:span>güey, nosotros les vamos ayudar<text:span text:style-name="T31">»</text:span>. Agarraron las cosas y las metieron y fue super chido eso. Para mi fue así como de corazón, estuvo muy cabrón, muy chido, porque la gente la neta ayudó para esa tocada <text:span text:style-name="T31">(…) </text:span>Esa no fui yo. Esa tocada no… se canceló. Esa la hizo Hugo, me acuerdo; fue en la Iglesia satánica. Fue la tocada más cabrona que he visto yo en Colima de tocadas como DIY, así como super pequeñas. <text:span text:style-name="T3">La vocalista dijo que fue el mejor concierto de México en su tour de Accidente, porque la gente le quería quitar el micrófono pero no en un plan mala onda, pues. Todo el mundo quería hablar con ella, fue super sincero, entonces estuvo chido. Lo malo es que la gente le quería quitar el micrófono y ella tenía fuego en la boca, entonces no mames, super nada higiénico. Estuvo muy chistoso eso. (…) Esa tocada estuvo muy cabrona, porque en esa tocada Joliette no fue completo y Zeta llegó super tarde, entonces fue de las tocadas más estresantes para mi, pero igual estuvo chido.</text:span></text:p>
      <text:p text:style-name="P24"><text:span text:style-name="T16">PT:</text:span><text:span text:style-name="T31"> </text:span>¿Fue a segunda vez que vinieron?</text:p>
      <text:p text:style-name="P24"><text:span text:style-name="T16">Y: </text:span>Sí, fue como la segunda o tercera vez que vinieron. Entonces estuvo muy complicada esa tocada de Zeta. <text:span text:style-name="T31">(…) </text:span>Esa tocada se canceló. Esa tocada yo no fui.</text:p>
      <text:p text:style-name="P24"><text:span text:style-name="T16">PT: </text:span>Fue un ciclo de cine que hizo Faby.</text:p>
      <text:p text:style-name="P24"><text:span text:style-name="T16">Y: </text:span>Stoic Violence, esa tocada fue en Casa de la lengua y estuvo chido porque fue de las primeras tocadas que empezamos a organizar en Colima, hace como dos o tres años, cuando fue el boom de que todos iban a las tocadas de punk. Esuvo chido porque fue en una casa muy pequeña, en el pinche cuarto de la Casa de la lengua. La gente super chida, se reventó un foco, el güey tocando, el vocalista, reventó el foco y me regañó un poco el Pino, pero <text:span text:style-name="T31">era </text:span>así de te lo compro, no hay pedo. Y la neta estuvo <text:span text:style-name="T31">chido</text:span> porque a la gente como que le empezó a gustar el punk en ese tiempo. <text:span text:style-name="T31">(…) </text:span>A esa no fui. <text:span text:style-name="T31">¡</text:span>Ah!, sí fui. Fue en Casa de la lengua, pero en el jardín. Estuvo chido, la neta. La banda no me gustó mucho, la que vino, pero somos amigos todavía. De hecho ellos nos organizaron una tocada en Querétaro. <text:span text:style-name="T31">(…) </text:span>Esa fue la tocada más estresante también, porque los de Generación Suicid<text:span text:style-name="T31">a, </text:span>no creo que ellos en general, pero el que los traía era un idiota, una mierda de persona.</text:p>
      <text:p text:style-name="P24"><text:span text:style-name="T16">PT: </text:span>¿Quien, quien, quien? </text:p>
      <text:p text:style-name="P24"><text:span text:style-name="T16">Y: </text:span>No, no voy a decir quien. Pero así, fue sup<text:span text:style-name="T31">E</text:span>r culero con nostros porque le habíamos dicho que era un festival, que había muchas bandas y que no había camas para nadie. Así de <text:span text:style-name="T31">«</text:span>we, traigan <text:span text:style-name="T30">sleeping bag </text:span>porque van a acampar<text:span text:style-name="T31">»</text:span>, de hecho les dije vamos a acampar, porque va a ser en un rancho, no la tocada, pero van a quedarse en un rancho. <text:span text:style-name="T4">Y así como que se sintió ofendidoc uando llegamos al rancho, fue así de es lo que hay, no hay otra cosa; no le ibamos a dar prioridad a unos y a otros no. «Por más que vengas de Estados Unidos, viene gente del DF y tienen igual de sueño que ellos». Entonces fue así de un lo siento pero es lo que hay y si te gusta y e el güey se enojó, pero le dije «güey, discúlpame, pero ni siquiera conmigo hicisite el trato», porque estaba muy ensañado conmigo en especial. «Yo estoy organizando el festival pero yo no tengo nada que ver contigo, yo ni te conozco en realidad». Y ya, ese día estuvo bien, pero fue un buen festival (…) Ese fue... ¿dónde fue? Esa tocada yo no la organicé como tal porque Gastón me cae muy bien, pero su proyecto no me cae nada bien. Entonces yo no sé muy bien cómo estuvo el pedo, pero en una parte estaba la policia afuera y les tiró mierda y la apolicía fue y me dice «güey, quiero que saques a ese güey porque lo vamos a llevar al bote» y fue así como de «no te voy a sacar a nadie, yo ni siquiera sé quien fue»; <text:s/>querían llevarse a Hugo porque pensaron que él fue. <text:s/>(…) ¡Ah!, no sé, no puedo hablar bien de ese colectivo que es La concha de tu madre porque son muy mal organizamos, pero pues esa tocada no estuvo chida para mi. </text:span><text:soft-page-break/><text:span text:style-name="T4">Esa tocada también estuvo muy difícil porque no fue mucha gente, fue cuando ya empezó a decaer aquí las tocadas en Colima, en la de Walle y Voltar. De hecho no fue Voltar a la tocada.</text:span></text:p>
      <text:p text:style-name="P25"><text:span text:style-name="T16">PT: </text:span>DE hecho aquí está.</text:p>
      <text:p text:style-name="P25"><text:span text:style-name="T16">Y: </text:span>Y ya, pues no sé. <text:span text:style-name="T31">¡</text:span>Ah!, esa también estuvo super difícil <text:span text:style-name="T31">porque </text:span>que iba a ser en la Iglesia satánica y nos tuvimos que abrir al 1800 que nos dió unas pequeñas horas. Ahí fue super difícil, no tocó Tungas, Dolores tocó bien poquito, Rapid Lost tocó también bien poquito. Minority of one tocaron un chingo, y me dio risa porque les dije <text:span text:style-name="T31">«</text:span>güey, ya afinense<text:span text:style-name="T31">»</text:span> y los güeyes tardaron un chingo en afinarse; fue así como que no, mal. Esa fue la segunda vez que <text:span text:style-name="T5">fue</text:span> Colonia <text:span text:style-name="T5">a tocar. La neta mucha gente no fue a ver a Colonia en realidad, fue a ver a El último andador, entonces estuvo bien, gracias al <text:s/>El último andador. Creo que fue su última tocada en realidad; de hecho no llegó el bajista porque se accidentó ese día.</text:span></text:p>
      <text:p text:style-name="P26"><text:span text:style-name="T16">PT: </text:span>Y tocó Pino la guitarra, es cierto.</text:p>
      <text:p text:style-name="P26"><text:span text:style-name="T16">Y: </text:span>Ajá, tocó Pino el bajo un tiempo y la guitarra el otro. E<text:span text:style-name="T31">s</text:span>a tocada me encanta, la de Malinchista, porque fueron puras morras tocando, a excepción de Glass Clásico, pero fueron así que en todas las bandas de fuera tocaba una morra, o dos o tres. Y se me hizo super chido porque es <text:span text:style-name="T32">a</text:span>brirles espacio a bandas de chavas que no tienen presencia porque nadie se las das. Entonces es como güey, hay que darles el espacio o que ellas lo construyan y estáchido eso. Volver y Gamezán, esa tocada estuvo chido, fue poquita gente también. Volver era una banda de Guatemala y nunca habían venido, entonces estuvo chido; Gamezán era la primera vez también que venían. Y ya no sé qué decir. De la Feria Cultural Feminista yo nunca he ido, me siento muy mal por eso; he ido como un domingo y llego tarde porque siempre estamos tocando. A esa no fu<text:span text:style-name="T32">i a</text:span> nada.</text:p>
      <text:p text:style-name="P26"><text:span text:style-name="T17">PT:</text:span><text:span text:style-name="T32"> </text:span>¿Sabes de quien es este flayer?</text:p>
      <text:p text:style-name="P26"><text:span text:style-name="T17">Y: </text:span>Creo que ese flayer lo organizaron los güeyes de Los baffoons. Pero la neta no me acuerdo muy bien. La verdad no puedo decir mucho de esa tocada. </text:p>
      <text:p text:style-name="P23"/>
      <text:p text:style-name="P22"/>
      <text:p text:style-name="P22"/>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arlos </meta:initial-creator>
    <meta:creation-date>2017-02-20T20:30:53.948462567</meta:creation-date>
    <dc:date>2017-02-22T15:40:03.518857049</dc:date>
    <dc:creator>MrCarlos </dc:creator>
    <meta:editing-duration>PT46M46S</meta:editing-duration>
    <meta:editing-cycles>7</meta:editing-cycles>
    <meta:generator>LibreOffice/5.0.3.2$Linux_X86_64 LibreOffice_project/00m0$Build-2</meta:generator>
    <meta:document-statistic meta:table-count="0" meta:image-count="0" meta:object-count="0" meta:page-count="8" meta:paragraph-count="210" meta:word-count="4427" meta:character-count="22856" meta:non-whitespace-character-count="18588"/>
  </office:meta>
</office:document-meta>
</file>